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paragraph-rsid="000e6b83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paragraph-rsid="00173e9c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2bd5b" officeooo:paragraph-rsid="0012bd5b" style:font-size-asian="15pt" style:font-size-complex="15pt"/>
    </style:style>
    <style:style style:name="T1" style:family="text">
      <style:text-properties officeooo:rsid="0014a0c8"/>
    </style:style>
    <style:style style:name="T2" style:family="text">
      <style:text-properties officeooo:rsid="0015d417"/>
    </style:style>
    <style:style style:name="T3" style:family="text">
      <style:text-properties officeooo:rsid="00173e9c"/>
    </style:style>
    <style:style style:name="T4" style:family="text">
      <style:text-properties officeooo:rsid="0017fb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hần mềm soạn nhạc: Lilypond 2.22.1, Frescobaldi 3.0.0</text:p>
      <text:p text:style-name="P4">Phần mềm khác: <text:span text:style-name="T4">Ubuntu 20, </text:span>LibreOffice 6.4.7.2, <text:span text:style-name="T1">pdflatex 3, </text:span><text:span text:style-name="T2">pdftk 3, </text:span><text:span text:style-name="T3">pdfjam 3</text:span></text:p>
      <text:p text:style-name="P3"><text:span text:style-name="T3">Hoàn thành tháng 7/202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vi" fo:country="V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122cm" fo:margin-right="3.06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7:11:47.534755946</meta:creation-date>
    <dc:date>2021-06-24T20:02:36.697931522</dc:date>
    <meta:editing-duration>PT18M17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3" meta:word-count="25" meta:character-count="153" meta:non-whitespace-character-count="131"/>
  </office:meta>
</office:document-meta>
</file>